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0.041cm" table:align="left"/>
    </style:style>
    <style:style style:name="Tabela1.A" style:family="table-column">
      <style:table-column-properties style:column-width="0.041cm"/>
    </style:style>
    <style:style style:name="Tabela1.A1" style:family="table-cell">
      <style:table-cell-properties style:vertical-align="middle"/>
    </style:style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text-properties style:font-name="Times New Roman" fo:font-size="8.5pt" style:font-size-asian="8.5pt"/>
    </style:style>
    <style:style style:name="P6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/>
          </table:table-cell>
        </table:table-row>
      </table:table>
      <text:p text:style-name="Text_20_body"/>
      <text:p text:style-name="P1">DESPACHO</text:p>
      <text:p text:style-name="P2">As violações informadas no evento 6.1 ocorreram fora do horário de monitoramento, ou não atingiram o mínimo para serem caracterizadas como falta média. <text:s/>Desta forma, nada havendo a punir, aguarde-se novo relatório.</text:p>
      <text:p text:style-name="P3"/>
      <text:p text:style-name="P3">Cumpra-se com urgência o que fora determinado no evento 39.1. Após esclarecimento, voltem-me conclusos os autos. </text:p>
      <text:p text:style-name="P3">Cumpra-se com urgência o que fora determinado no evento 14.1. Após a certificação das faltas anteriores a inserção do monitoramento eletrônico, voltem-me conclusos os autos. </text:p>
      <text:p text:style-name="P3"/>
      <text:p text:style-name="P3"><text:span text:style-name="Strong_20_Emphasis">Natal, 14 de Janeiro de 2019.</text:span><text:line-break/><text:line-break/></text:p>
      <text:p text:style-name="P3"><text:span text:style-name="Strong_20_Emphasis"><text:span text:style-name="T1">Henrique Baltazar Vilar dos Santos</text:span></text:span></text:p>
      <text:p text:style-name="P3"><text:span text:style-name="Strong_20_Emphasis"><text:span text:style-name="T1">Juiz de Direito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0:10:26.666000000</meta:creation-date>
    <dc:date>2019-01-21T14:07:31.483000000</dc:date>
    <meta:editing-duration>PT12H55M24S</meta:editing-duration>
    <meta:editing-cycles>5</meta:editing-cycles>
    <meta:generator>LibreOffice/6.0.3.2$Windows_X86_64 LibreOffice_project/8f48d515416608e3a835360314dac7e47fd0b821</meta:generator>
    <meta:document-statistic meta:table-count="1" meta:image-count="0" meta:object-count="0" meta:page-count="1" meta:paragraph-count="7" meta:word-count="88" meta:character-count="589" meta:non-whitespace-character-count="503"/>
  </office:meta>
</office:document-meta>
</file>